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2.0.1-2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3"/>
        </table:table-row>
        <table:table-row table:style-name="ro2">
          <table:table-cell table:style-name="ce3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ACU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2"/>
          <table:table-cell office:value-type="string" calcext:value-type="string">
            <text:p>added 2.0.2-2</text:p>
          </table:table-cell>
        </table:table-row>
        <table:table-row table:style-name="ro2">
          <table:table-cell table:style-name="ce3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2"/>
          <table:table-cell table:style-name="ce4" office:value-type="string" calcext:value-type="string">
            <text:p>Required</text:p>
          </table:table-cell>
          <table:table-cell table:style-name="ce14"/>
          <table:table-cell table:number-columns-repeated="2"/>
          <table:table-cell office:value-type="string" calcext:value-type="string">
            <text:p>added 2.0.2-2</text:p>
          </table:table-cell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00/00/0000</text:date>, <text:time style:data-style-name="N2" text:time-value="11:38:44.31119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10-04T13:58:33.627723839</dc:date>
    <meta:editing-duration>P4DT7H2M45S</meta:editing-duration>
    <meta:editing-cycles>110</meta:editing-cycles>
    <meta:generator>LibreOffice/5.2.7.2$Linux_X86_64 LibreOffice_project/20m0$Build-2</meta:generator>
    <meta:document-statistic meta:table-count="1" meta:cell-count="467" meta:object-count="0"/>
  </office:meta>
</office:document-meta>
</file>